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60845"/>
    </style:style>
    <style:style style:name="P2" style:family="paragraph" style:parent-style-name="Standard">
      <style:text-properties officeooo:rsid="00160845" officeooo:paragraph-rsid="00160845"/>
    </style:style>
    <style:style style:name="P3" style:family="paragraph" style:parent-style-name="Standard">
      <style:text-properties fo:font-weight="bold" officeooo:paragraph-rsid="00160845" style:font-weight-asian="bold" style:font-weight-complex="bold"/>
    </style:style>
    <style:style style:name="P4" style:family="paragraph" style:parent-style-name="Standard">
      <style:text-properties fo:font-weight="bold" officeooo:paragraph-rsid="0017f673" style:font-weight-asian="bold" style:font-weight-complex="bold"/>
    </style:style>
    <style:style style:name="P5" style:family="paragraph" style:parent-style-name="Standard">
      <style:text-properties fo:font-weight="bold" officeooo:paragraph-rsid="0019bd7d" style:font-weight-asian="bold" style:font-weight-complex="bold"/>
    </style:style>
    <style:style style:name="P6" style:family="paragraph" style:parent-style-name="Standard">
      <style:text-properties fo:font-weight="bold" officeooo:rsid="001b099f" officeooo:paragraph-rsid="001b099f" style:font-weight-asian="bold" style:font-weight-complex="bold"/>
    </style:style>
    <style:style style:name="P7" style:family="paragraph" style:parent-style-name="Standard">
      <style:text-properties fo:font-weight="bold" officeooo:rsid="001b0bfc" officeooo:paragraph-rsid="001b0bfc" style:font-weight-asian="bold" style:font-weight-complex="bold"/>
    </style:style>
    <style:style style:name="P8" style:family="paragraph" style:parent-style-name="Standard">
      <style:text-properties fo:font-weight="bold" officeooo:rsid="00220c24" officeooo:paragraph-rsid="00220c24" style:font-weight-asian="bold" style:font-weight-complex="bold"/>
    </style:style>
    <style:style style:name="P9" style:family="paragraph" style:parent-style-name="Standard">
      <style:text-properties fo:font-weight="normal" officeooo:paragraph-rsid="00160845" style:font-weight-asian="normal" style:font-weight-complex="normal"/>
    </style:style>
    <style:style style:name="P10" style:family="paragraph" style:parent-style-name="Standard">
      <style:text-properties fo:font-weight="normal" officeooo:paragraph-rsid="0019bd7d" style:font-weight-asian="normal" style:font-weight-complex="normal"/>
    </style:style>
    <style:style style:name="P11" style:family="paragraph" style:parent-style-name="Standard">
      <style:text-properties fo:font-weight="normal" officeooo:rsid="001b099f" officeooo:paragraph-rsid="001b099f" style:font-weight-asian="normal" style:font-weight-complex="normal"/>
    </style:style>
    <style:style style:name="P12" style:family="paragraph" style:parent-style-name="Standard">
      <style:text-properties fo:font-weight="normal" officeooo:rsid="0019bd7d" officeooo:paragraph-rsid="0019bd7d" style:font-weight-asian="normal" style:font-weight-complex="normal"/>
    </style:style>
    <style:style style:name="P13" style:family="paragraph" style:parent-style-name="Standard">
      <style:text-properties fo:font-weight="normal" officeooo:paragraph-rsid="00220c24" style:font-weight-asian="normal" style:font-weight-complex="normal"/>
    </style:style>
    <style:style style:name="P14" style:family="paragraph" style:parent-style-name="Standard">
      <style:text-properties fo:font-weight="normal" officeooo:rsid="00220c24" officeooo:paragraph-rsid="00220c24" style:font-weight-asian="normal" style:font-weight-complex="normal"/>
    </style:style>
    <style:style style:name="P15" style:family="paragraph" style:parent-style-name="Standard">
      <style:text-properties fo:font-weight="normal" officeooo:rsid="0022f63b" officeooo:paragraph-rsid="002384f7" style:font-weight-asian="normal" style:font-weight-complex="normal"/>
    </style:style>
    <style:style style:name="P16" style:family="paragraph" style:parent-style-name="Standard">
      <style:text-properties fo:font-weight="normal" officeooo:rsid="002384f7" officeooo:paragraph-rsid="002384f7" style:font-weight-asian="normal" style:font-weight-complex="normal"/>
    </style:style>
    <style:style style:name="P17" style:family="paragraph" style:parent-style-name="Standard">
      <style:text-properties fo:font-weight="normal" officeooo:paragraph-rsid="0023b72a" style:font-weight-asian="normal" style:font-weight-complex="normal"/>
    </style:style>
    <style:style style:name="P18" style:family="paragraph" style:parent-style-name="Standard">
      <style:text-properties fo:font-weight="normal" officeooo:rsid="00233545" officeooo:paragraph-rsid="002384f7" style:font-weight-asian="normal" style:font-weight-complex="normal"/>
    </style:style>
    <style:style style:name="P19" style:family="paragraph" style:parent-style-name="Standard">
      <style:text-properties officeooo:paragraph-rsid="0016a03c"/>
    </style:style>
    <style:style style:name="P20" style:family="paragraph" style:parent-style-name="Standard">
      <style:text-properties officeooo:paragraph-rsid="0017f673"/>
    </style:style>
    <style:style style:name="P21" style:family="paragraph" style:parent-style-name="Standard">
      <style:text-properties fo:font-size="14pt" fo:font-weight="bold" officeooo:paragraph-rsid="00160845" style:font-size-asian="14pt" style:font-weight-asian="bold" style:font-size-complex="14pt" style:font-weight-complex="bold"/>
    </style:style>
    <style:style style:name="P22" style:family="paragraph" style:parent-style-name="Standard">
      <style:text-properties fo:font-size="14pt" fo:font-weight="bold" officeooo:paragraph-rsid="0017f673" style:font-size-asian="14pt" style:font-weight-asian="bold" style:font-size-complex="14pt" style:font-weight-complex="bold"/>
    </style:style>
    <style:style style:name="P23" style:family="paragraph" style:parent-style-name="Standard">
      <style:text-properties fo:font-size="14pt" fo:font-weight="bold" officeooo:rsid="001b0bfc" officeooo:paragraph-rsid="001b0bfc" style:font-size-asian="14pt" style:font-weight-asian="bold" style:font-size-complex="14pt" style:font-weight-complex="bold"/>
    </style:style>
    <style:style style:name="P24" style:family="paragraph" style:parent-style-name="Standard">
      <style:text-properties fo:font-size="14pt" fo:font-weight="bold" officeooo:rsid="001b0bfc" officeooo:paragraph-rsid="00220c24" style:font-size-asian="14pt" style:font-weight-asian="bold" style:font-size-complex="14pt" style:font-weight-complex="bold"/>
    </style:style>
    <style:style style:name="P25" style:family="paragraph" style:parent-style-name="Standard">
      <style:text-properties fo:font-size="14pt" fo:font-weight="bold" officeooo:paragraph-rsid="00220c24" style:font-size-asian="14pt" style:font-weight-asian="bold" style:font-size-complex="14pt" style:font-weight-complex="bold"/>
    </style:style>
    <style:style style:name="P26" style:family="paragraph" style:parent-style-name="Standard">
      <style:text-properties officeooo:paragraph-rsid="001b099f"/>
    </style:style>
    <style:style style:name="P27" style:family="paragraph" style:parent-style-name="Standard">
      <style:text-properties officeooo:rsid="001ebdd7" officeooo:paragraph-rsid="001ebdd7"/>
    </style:style>
    <style:style style:name="P28" style:family="paragraph" style:parent-style-name="Standard">
      <style:text-properties officeooo:paragraph-rsid="001ebdd7"/>
    </style:style>
    <style:style style:name="P29" style:family="paragraph" style:parent-style-name="Standard">
      <style:text-properties officeooo:rsid="001edba0" officeooo:paragraph-rsid="001ebdd7"/>
    </style:style>
    <style:style style:name="P30" style:family="paragraph" style:parent-style-name="Standard">
      <style:text-properties officeooo:rsid="001edba0" officeooo:paragraph-rsid="00271886"/>
    </style:style>
    <style:style style:name="P31" style:family="paragraph" style:parent-style-name="Standard">
      <style:text-properties fo:color="#808080" officeooo:paragraph-rsid="00160845"/>
    </style:style>
    <style:style style:name="P32" style:family="paragraph" style:parent-style-name="Standard">
      <style:text-properties officeooo:paragraph-rsid="001edba0"/>
    </style:style>
    <style:style style:name="P33" style:family="paragraph" style:parent-style-name="Standard">
      <style:text-properties officeooo:rsid="00271886" officeooo:paragraph-rsid="00271886"/>
    </style:style>
    <style:style style:name="P34" style:family="paragraph" style:parent-style-name="Standard">
      <style:text-properties fo:color="#000000" officeooo:rsid="00271886" officeooo:paragraph-rsid="00288433"/>
    </style:style>
    <style:style style:name="P35" style:family="paragraph" style:parent-style-name="Standard">
      <style:text-properties fo:color="#000000" officeooo:rsid="002a0fde" officeooo:paragraph-rsid="002a0fde"/>
    </style:style>
    <style:style style:name="P36"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weight="normal" officeooo:paragraph-rsid="0017f673" style:font-weight-asian="normal" style:font-weight-complex="normal"/>
    </style:style>
    <style:style style:name="P37"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weight="normal" officeooo:rsid="001b099f" officeooo:paragraph-rsid="001b099f" style:font-weight-asian="normal" style:font-weight-complex="normal"/>
    </style:style>
    <style:style style:name="P38"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7f673" style:font-weight-asian="normal" style:font-weight-complex="normal"/>
    </style:style>
    <style:style style:name="P39"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8ab59" style:font-weight-asian="normal" style:font-weight-complex="normal"/>
    </style:style>
    <style:style style:name="P40" style:family="paragraph" style:parent-style-name="Standard">
      <loext:graphic-properties draw:fill="none"/>
      <style:paragraph-properties fo:margin-left="0.7cm" fo:margin-right="0cm" fo:text-indent="0cm" style:auto-text-indent="false" fo:background-color="transparent"/>
      <style:text-properties fo:font-weight="normal" officeooo:rsid="0018ab59" officeooo:paragraph-rsid="0019bd7d" style:font-weight-asian="normal" style:font-weight-complex="normal"/>
    </style:style>
    <style:style style:name="P41" style:family="paragraph" style:parent-style-name="Standard">
      <loext:graphic-properties draw:fill="none"/>
      <style:paragraph-properties fo:margin-left="0.7cm" fo:margin-right="0cm" fo:text-indent="0cm" style:auto-text-indent="false" fo:background-color="transparent"/>
      <style:text-properties fo:font-weight="normal" officeooo:rsid="0018ab59" officeooo:paragraph-rsid="001b0bfc" style:font-weight-asian="normal" style:font-weight-complex="normal"/>
    </style:style>
    <style:style style:name="P42"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9bd7d" style:font-weight-asian="normal" style:font-weight-complex="normal"/>
    </style:style>
    <style:style style:name="P43"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a177b" style:font-weight-asian="normal" style:font-weight-complex="normal"/>
    </style:style>
    <style:style style:name="P44" style:family="paragraph" style:parent-style-name="Standard">
      <loext:graphic-properties draw:fill="none"/>
      <style:paragraph-properties fo:margin-left="0.7cm" fo:margin-right="0cm" fo:text-indent="0cm" style:auto-text-indent="false" fo:background-color="transparent"/>
      <style:text-properties fo:font-weight="normal" officeooo:rsid="001b099f" officeooo:paragraph-rsid="001b099f" style:font-weight-asian="normal" style:font-weight-complex="normal"/>
    </style:style>
    <style:style style:name="P45" style:family="paragraph" style:parent-style-name="Standard">
      <loext:graphic-properties draw:fill="none"/>
      <style:paragraph-properties fo:margin-left="0.7cm" fo:margin-right="0cm" fo:text-indent="0cm" style:auto-text-indent="false" fo:background-color="transparent"/>
      <style:text-properties fo:font-weight="normal" officeooo:rsid="001a177b" officeooo:paragraph-rsid="001a177b" style:font-weight-asian="normal" style:font-weight-complex="normal"/>
    </style:style>
    <style:style style:name="P46" style:family="paragraph" style:parent-style-name="Standard" style:master-page-name="">
      <loext:graphic-properties draw:fill="none"/>
      <style:paragraph-properties fo:margin-left="1cm" fo:margin-right="0cm" fo:text-indent="-0.3cm" style:auto-text-indent="false" style:page-number="auto" fo:background-color="transparent"/>
      <style:text-properties fo:font-weight="normal" officeooo:rsid="001b099f" officeooo:paragraph-rsid="001b099f" style:font-weight-asian="normal" style:font-weight-complex="normal"/>
    </style:style>
    <style:style style:name="P47" style:family="paragraph" style:parent-style-name="Standard" style:master-page-name="">
      <loext:graphic-properties draw:fill="none"/>
      <style:paragraph-properties fo:margin-left="1cm" fo:margin-right="0cm" fo:text-indent="-0.3cm" style:auto-text-indent="false" style:page-number="auto" fo:background-color="transparent"/>
      <style:text-properties fo:font-weight="normal" officeooo:paragraph-rsid="001a177b" style:font-weight-asian="normal" style:font-weight-complex="normal"/>
    </style:style>
    <style:style style:name="P4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weight="normal" officeooo:rsid="00220c24" officeooo:paragraph-rsid="00220c24" style:font-weight-asian="normal" style:font-weight-complex="normal"/>
    </style:style>
    <style:style style:name="P49" style:family="paragraph" style:parent-style-name="Standard">
      <loext:graphic-properties draw:fill="none"/>
      <style:paragraph-properties fo:margin-left="0.499cm" fo:margin-right="0cm" fo:text-indent="0cm" style:auto-text-indent="false" fo:background-color="transparent"/>
      <style:text-properties fo:font-weight="normal" officeooo:rsid="00220c24" officeooo:paragraph-rsid="00220c24" style:font-weight-asian="normal" style:font-weight-complex="normal"/>
    </style:style>
    <style:style style:name="P50" style:family="paragraph" style:parent-style-name="Standard" style:master-page-name="">
      <loext:graphic-properties draw:fill="none"/>
      <style:paragraph-properties fo:margin-left="1cm" fo:margin-right="0cm" fo:text-indent="-0.499cm" style:auto-text-indent="false" style:page-number="auto" fo:background-color="transparent">
        <style:tab-stops/>
      </style:paragraph-properties>
      <style:text-properties fo:font-weight="normal" officeooo:rsid="00220c24" officeooo:paragraph-rsid="00220c24" style:font-weight-asian="normal" style:font-weight-complex="normal"/>
    </style:style>
    <style:style style:name="P51" style:family="paragraph" style:parent-style-name="Standard">
      <style:text-properties fo:color="#000000" fo:font-size="10.5pt" fo:font-style="normal" officeooo:rsid="002a0fde" officeooo:paragraph-rsid="002a0fde" style:font-size-asian="10.5pt" style:font-style-asian="normal" style:font-size-complex="10.5pt" style:font-style-complex="normal"/>
    </style:style>
    <style:style style:name="P52" style:family="paragraph" style:parent-style-name="Standard">
      <style:text-properties fo:color="#000000" fo:font-style="normal" officeooo:rsid="002a0fde" officeooo:paragraph-rsid="002a0fde" style:font-style-asian="normal" style:font-style-complex="normal"/>
    </style:style>
    <style:style style:name="P53" style:family="paragraph" style:parent-style-name="Standard">
      <style:text-properties fo:color="#000000" officeooo:rsid="002a0fde" officeooo:paragraph-rsid="002a0fde"/>
    </style:style>
    <style:style style:name="T1" style:family="text">
      <style:text-properties officeooo:rsid="00160845"/>
    </style:style>
    <style:style style:name="T2" style:family="text">
      <style:text-properties officeooo:rsid="00168948"/>
    </style:style>
    <style:style style:name="T3" style:family="text">
      <style:text-properties officeooo:rsid="0019bd7d"/>
    </style:style>
    <style:style style:name="T4" style:family="text">
      <style:text-properties officeooo:rsid="001a177b"/>
    </style:style>
    <style:style style:name="T5" style:family="text">
      <style:text-properties officeooo:rsid="001b0bfc"/>
    </style:style>
    <style:style style:name="T6" style:family="text">
      <style:text-properties officeooo:rsid="001ebdd7"/>
    </style:style>
    <style:style style:name="T7" style:family="text">
      <style:text-properties officeooo:rsid="001edba0"/>
    </style:style>
    <style:style style:name="T8" style:family="text">
      <style:text-properties officeooo:rsid="001fb05c"/>
    </style:style>
    <style:style style:name="T9" style:family="text">
      <style:text-properties officeooo:rsid="0020b8e8"/>
    </style:style>
    <style:style style:name="T10" style:family="text">
      <style:text-properties officeooo:rsid="00220c24"/>
    </style:style>
    <style:style style:name="T11" style:family="text">
      <style:text-properties officeooo:rsid="0022f63b"/>
    </style:style>
    <style:style style:name="T12" style:family="text">
      <style:text-properties officeooo:rsid="00233545"/>
    </style:style>
    <style:style style:name="T13" style:family="text">
      <style:text-properties style:text-underline-style="none" officeooo:rsid="00233545"/>
    </style:style>
    <style:style style:name="T14" style:family="text">
      <style:text-properties officeooo:rsid="002384f7"/>
    </style:style>
    <style:style style:name="T15" style:family="text">
      <style:text-properties officeooo:rsid="0023b72a"/>
    </style:style>
    <style:style style:name="T16" style:family="text">
      <style:text-properties fo:font-style="italic" style:font-style-asian="italic" style:font-style-complex="italic"/>
    </style:style>
    <style:style style:name="T17" style:family="text">
      <style:text-properties fo:font-style="italic" officeooo:rsid="00220c24" style:font-style-asian="italic" style:font-style-complex="italic"/>
    </style:style>
    <style:style style:name="T18" style:family="text">
      <style:text-properties fo:font-style="italic" officeooo:rsid="0023b72a" style:font-style-asian="italic" style:font-style-complex="italic"/>
    </style:style>
    <style:style style:name="T19" style:family="text">
      <style:text-properties fo:font-style="italic" officeooo:rsid="002baf87" style:font-style-asian="italic" style:font-style-complex="italic"/>
    </style:style>
    <style:style style:name="T20" style:family="text">
      <style:text-properties officeooo:rsid="0026369d"/>
    </style:style>
    <style:style style:name="T21" style:family="text">
      <style:text-properties officeooo:rsid="00288433"/>
    </style:style>
    <style:style style:name="T22" style:family="text">
      <style:text-properties fo:font-style="normal" style:font-style-asian="normal" style:font-style-complex="normal"/>
    </style:style>
    <style:style style:name="T23" style:family="text">
      <style:text-properties fo:font-style="normal" officeooo:rsid="002baf87" style:font-style-asian="normal" style:font-style-complex="normal"/>
    </style:style>
    <style:style style:name="T24" style:family="text">
      <style:text-properties fo:color="#c9211e" fo:font-style="italic" style:font-style-asian="italic" style:font-style-complex="italic"/>
    </style:style>
    <style:style style:name="T25" style:family="text">
      <style:text-properties fo:color="#c9211e" fo:font-style="italic" officeooo:rsid="002baf87" style:font-style-asian="italic" style:font-style-complex="italic"/>
    </style:style>
    <style:style style:name="T26" style:family="text">
      <style:text-properties fo:color="#666666" fo:font-style="italic" style:font-style-asian="italic" style:font-style-complex="italic"/>
    </style:style>
    <style:style style:name="T27" style:family="text">
      <style:text-properties fo:color="#666666" fo:font-style="italic" officeooo:rsid="002baf87"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memoria fnal será un PDF con los siguientes apartados: </text:p>
      <text:p text:style-name="P1"/>
      <text:p text:style-name="P23">AUTOR</text:p>
      <text:p text:style-name="P7"/>
      <text:p text:style-name="P2">Cristina Martínez Alonso</text:p>
      <text:p text:style-name="P2"><text:a xlink:type="simple" xlink:href="mailto:cris17martinez@hotmail.com" text:style-name="Internet_20_link" text:visited-style-name="Visited_20_Internet_20_Link">cris17martinez@hotmail.com</text:a></text:p>
      <text:p text:style-name="P2"/>
      <text:p text:style-name="P2"/>
      <text:p text:style-name="P2"/>
      <text:p text:style-name="P23">NOMBRE DEL PROYECTO</text:p>
      <text:p text:style-name="P23"/>
      <text:p text:style-name="P2">Why Did The Chicken Cross The Road?</text:p>
      <text:p text:style-name="P1"><text:span text:style-name="T1">[Fecha de entrega]</text:span> </text:p>
      <text:p text:style-name="P1"><text:a xlink:type="simple" xlink:href="https://github.com/CrisMtnez/ProyectoDAM" text:style-name="Internet_20_link" text:visited-style-name="Visited_20_Internet_20_Link">https://github.com/CrisMtnez/ProyectoDAM</text:a></text:p>
      <text:p text:style-name="P1"/>
      <text:p text:style-name="P1"/>
      <text:p text:style-name="P1"/>
      <text:p text:style-name="P23">PLATAFORMA DESTINO</text:p>
      <text:p text:style-name="P23"/>
      <text:p text:style-name="P2">Escritorio de Windows10</text:p>
      <text:p text:style-name="P1"/>
      <text:p text:style-name="P1"/>
      <text:p text:style-name="P1"/>
      <text:p text:style-name="P23">DESCRIPCIÓN FUNCIONAL</text:p>
      <text:p text:style-name="P7"/>
      <text:p text:style-name="P13"><text:span text:style-name="T10">El juego comienza en el menú de inicio, desde el que se puede acceder al juego en </text:span><text:span text:style-name="T17">Play</text:span><text:span text:style-name="T10">, salir en </text:span><text:span text:style-name="T17">Quit</text:span><text:span text:style-name="T10"> o seleccionar entre 4 opciones en </text:span><text:span text:style-name="T17">Options</text:span><text:span text:style-name="T10">: activación/desactivación de música y efectos, créditos, ayuda y </text:span><text:span text:style-name="T17">Back</text:span><text:span text:style-name="T10"> para volver a las tres opciones originales.</text:span></text:p>
      <text:p text:style-name="P13"/>
      <text:p text:style-name="P17">C<text:span text:style-name="T15">uando pulsamos </text:span><text:span text:style-name="T18">Play</text:span><text:span text:style-name="T15"> la cámara nos sitúa tras el personaje que vamos a manejar: Clotilda, una gallina con prisa por llegar a tiempo a su boda</text:span> <text:span text:style-name="T15">con Turuleca. Debemos </text:span>llevarla sana y salva al otro lado <text:span text:style-name="T15">de una carretera con una cantidad surrealista de carriles de coches que circulan en ambas direcciones</text:span>. <text:span text:style-name="T1">Para ganar el juego debes cruzar la carretera sin ser atropellada y subir las escaleras de la plataforma final que se encuentra al otro lado de la misma, todo esto dentro del tiempo límite (10 minutos). Perderemos, por tanto, si sufrimos un atropello, nos precipitamos al vacío o se nos agota el tiempo, tras lo cual se nos preguntará si deseamos reiniciar la partida. Si aceptamos, se cargará el personaje nuevamente al inicio del juego; si lo rechazamos volveremos al menú principal.</text:span></text:p>
      <text:p text:style-name="P9"/>
      <text:p text:style-name="P9">Constará de <text:span text:style-name="T2">4</text:span> pantallas: el menú inicio, la pantalla principal del juego, la pantalla <text:span text:style-name="T2">(panel) </text:span>de <text:span text:style-name="T2">fin de partida </text:span>y la pantalla de créditos. </text:p>
      <text:p text:style-name="P9"/>
      <text:p text:style-name="P9"/>
      <text:p text:style-name="P9"/>
      <text:p text:style-name="P23">STORYBOARD</text:p>
      <text:p text:style-name="P9"/>
      <text:p text:style-name="P31">Describe claramente qué lo que hace la aplicación/videojuego. </text:p>
      <text:p text:style-name="P31">Si no has entregado Gameplay debes incluir un storyboard que muestre la navegación entre pantallas de<text:span text:style-name="T1">l </text:span>videojuego. </text:p>
      <text:p text:style-name="P1"/>
      <text:p text:style-name="P1"/>
      <text:p text:style-name="P1"/>
      <text:p text:style-name="P1"><text:soft-page-break/></text:p>
      <text:p text:style-name="P1"/>
      <text:p text:style-name="P21">D<text:span text:style-name="T5">ESCRIPCIÓN TÉCNICA </text:span></text:p>
      <text:p text:style-name="P3"/>
      <text:p text:style-name="P13">Juego en 3D de esquivar obstáculos similar al Frogger. <text:span text:style-name="T10">Realizado en Unity con C# a través del IDE Visual Studio. El juego cuenta con un ejecutable (.exe) que inicia automáticamente el programa. Se desarrolla a pantalla completa y acepta los inputs de ratón (en los botones del menú y el botón de ayuda durante el juego) y los siguientes inputs de teclado durante la partida:</text:span></text:p>
      <text:p text:style-name="P13"/>
      <text:p text:style-name="P8">Movimiento del personaje</text:p>
      <text:p text:style-name="P48">Flecha arriba: desplaza al personaje hacia adelante.</text:p>
      <text:p text:style-name="P49">Flecha abajo: desplaza al personaje hacia atrás.</text:p>
      <text:p text:style-name="P49">Flecha derecha: desplaza al personaje a la derecha.</text:p>
      <text:p text:style-name="P49">Flecha izquierda: desplaza al personaje a la izquierda.</text:p>
      <text:p text:style-name="P49">Barra espaciadora: provoca un salto del personaje. Compatible con las flechas.</text:p>
      <text:p text:style-name="P14"/>
      <text:p text:style-name="P8">Opciones</text:p>
      <text:p text:style-name="P48">h/p: abre el menú de ayuda/pausa.</text:p>
      <text:p text:style-name="P50">q: acceso rápido a la opción de salir del juego (también accesible a través del menú de ayuda/pausa. Pide confirmación para abandonar la partida.</text:p>
      <text:p text:style-name="P14"/>
      <text:p text:style-name="P15">Al abrir la partida, el juego espera por el feedback del jugador para iniciarse: el tiempo no empieza a correr hasta que no se pulsa alguna tecla/click. <text:span text:style-name="T12">Asimismo, cuando el personaje llega al final de la carretera, es el juego el que aporta feedback al jugador, animándole e informándole de lo siguiente que debe hacer para ganar. </text:span></text:p>
      <text:p text:style-name="P15"/>
      <text:p text:style-name="P18">Como ya hemos explicado, el objetivo es atravesar la carretera sin sufrir ningún atropello y dentro del tiempo estipulado. Tras ello debemos subir unas escaleras en el campo que está al otro lado de la carretera (también antes de que se acabe el tiempo) para activar el trigger que llama a la función “youWin” del GameManager al entrar dentro del área de la parte central del altar.</text:p>
      <text:p text:style-name="P15"/>
      <text:p text:style-name="P16">Tanto si ganamos como si perdemos (por chocar, acabar el tiempo o precipitarnos al vacío) los controles del personaje se bloquearán hasta que volvamos a reiniciar la partida (si accedemos a ello). En el caso de perder la partida, el personaje rotará sobre sí mismo quedándose paralizado boca arriba, <text:span text:style-name="T20">representándolo así</text:span> muert<text:span text:style-name="T20">o</text:span>.</text:p>
      <text:p text:style-name="P16"/>
      <text:p text:style-name="P13"/>
      <text:p text:style-name="P13"/>
      <text:p text:style-name="P24">ELEMENTOS UTILIZADOS</text:p>
      <text:p text:style-name="P25"/>
      <text:p text:style-name="P5">Unity <text:span text:style-name="T3">(v. </text:span>2018.3.10f1<text:span text:style-name="T3">)</text:span></text:p>
      <text:p text:style-name="P5"/>
      <text:p text:style-name="P12">Podemos destacar los siguientes elementos:</text:p>
      <text:p text:style-name="P10"/>
      <text:p text:style-name="P43">- <text:span text:style-name="T4">Uso de archivos .fbx: escenarios y personajes creados a partir de modelos 3D de uso libre.</text:span></text:p>
      <text:p text:style-name="P45">- Aplicación de texturas</text:p>
      <text:p text:style-name="P45">- <text:span text:style-name="T6">Detección de colisiones</text:span></text:p>
      <text:p text:style-name="P43">- <text:span text:style-name="T4">Creación de materiales, fuerzas, físicas y otras propiedades</text:span></text:p>
      <text:p text:style-name="P47">- <text:span text:style-name="T11">Diferenciación entre masas de objetos para dar realismo. Ej: los objetos ligeros, como los arbustos, no son subibles, sino que el personaje se cuela entre ellos; las rocas sí lo son. </text:span><text:span text:style-name="T13">De la misma manera en la colisión de la gallina y un coche éste último no se ve afectado por el golpe, mientras que el personaje sale disparado o es arrastrado por éste.</text:span></text:p>
      <text:p text:style-name="P36"><text:soft-page-break/>- <text:span text:style-name="T4">Creación de animaciones propias con texto en el panel final del juego</text:span></text:p>
      <text:p text:style-name="P38">- <text:span text:style-name="T4">Uso de animaciones de objetos 3D para los personajes principales y en los créditos</text:span></text:p>
      <text:p text:style-name="P38">- <text:span text:style-name="T5">Música y efectos de sonido para mejorar el feedback y experiencia del usuario </text:span></text:p>
      <text:p text:style-name="P38"/>
      <text:p text:style-name="P38"/>
      <text:p text:style-name="P39"/>
      <text:p text:style-name="P5"><text:span text:style-name="T3">V</text:span>isual Studio 2017</text:p>
      <text:p text:style-name="P5"/>
      <text:p text:style-name="P12">Gestionamos el comportamiento del juego a través de scripts en C# con Visual Studio. Destacamos:</text:p>
      <text:p text:style-name="P10"/>
      <text:p text:style-name="P41">- SceneManager <text:span text:style-name="T3">para gestionar las distintas escenas</text:span></text:p>
      <text:p text:style-name="P41">- Vectores <text:span text:style-name="T3">de posición y movimiento</text:span></text:p>
      <text:p text:style-name="P42">- <text:span text:style-name="T3">Tests y logs a través de Debug.Log</text:span></text:p>
      <text:p text:style-name="P40">- T<text:span text:style-name="T3">emporizador a través del cálculo de segundos transcurridos con Time.deltaTime</text:span></text:p>
      <text:p text:style-name="P40"/>
      <text:p text:style-name="P4"/>
      <text:p text:style-name="P4"/>
      <text:p text:style-name="P4"/>
      <text:p text:style-name="P6">Elementos omitidos por falta de tiempo</text:p>
      <text:p text:style-name="P6"/>
      <text:p text:style-name="P11">Mejora de la jugabilidad: introducción de la posibilidad de recoger objetos del suelo con un input del teclado. Se colocó un anillo en un lugar de la carretera con la intención de obligar al personaje a buscarlo, recogerlo y llevarlo al altar <text:span text:style-name="T5">en el tiempo estipulado </text:span>para poder finalizar la partida.</text:p>
      <text:p text:style-name="P11"/>
      <text:p text:style-name="P11">Pantalla de récords que permita visualizar los mejores tiempos y guardar los propios en archivos binarios que se actualizan y cargan al iniciar el juego.</text:p>
      <text:p text:style-name="P11"/>
      <text:p text:style-name="P11">Mayor número de animaciones. <text:span text:style-name="T5">Había intención de introducir</text:span>: </text:p>
      <text:p text:style-name="P11"/>
      <text:p text:style-name="P37">- Movimiento de alas al pulsar la barra espaciadora con el personaje.</text:p>
      <text:p text:style-name="P44">- Movimiento de picoteo al pulsar la tecla de recoger objeto</text:p>
      <text:p text:style-name="P46">- Escena final al ganar el juego, con cinemática de la gallina corriendo <text:span text:style-name="T14">exaltada</text:span> hacia su amante y pingüino oficiando la ceremonia.</text:p>
      <text:p text:style-name="P26"/>
      <text:p text:style-name="P19"/>
      <text:p text:style-name="P19"/>
      <text:p text:style-name="P19"/>
      <text:p text:style-name="P23">PROBLEMAS SURGIDOS</text:p>
      <text:p text:style-name="P19"/>
      <text:p text:style-name="P28"><text:span text:style-name="T6">Problemas con el </text:span>Autodesk 3DS Max 2019. <text:span text:style-name="T6">La intención inicial era la de modelar los personajes y escenario (o al menos parte de ellos) con ese programa, pero después de varios días intentándolo no conseguí que me corriese bien en el ordenador y me decidí a utilizar modelos de uso libre. Intenté pintarlos por mi cuenta ya que algunos de los modelos que me gustaban venían sin texturas, pero tampoco fui capaz de compatibilizar los formatos y tuve que buscar nuevos personajes con texturas terminadas e importables.</text:span></text:p>
      <text:p text:style-name="P28"/>
      <text:p text:style-name="P27">Dificultades en la superposición de escenas: al intentar hacer el menú principal <text:span text:style-name="T8">y la ayuda/menú dentro del juego</text:span> más dinámic<text:span text:style-name="T8">a</text:span>, con la escena <text:span text:style-name="T7">de la carretera de fondo</text:span> desde una perspectiva aérea, <text:span text:style-name="T7">no fui capaz de bloquear la partida como tal a la vez que gestionaba el movimiento de los coches como decorado y el input del usuario en el menú. De una u otra forma, cuando mezclaba el acceso a elementos de diferentes escenas de forma simultánea en una sola pantalla, acababa encontrándome excepciones con nulos.</text:span></text:p>
      <text:p text:style-name="P29"><text:soft-page-break/></text:p>
      <text:p text:style-name="P30">Al haber establecido un máximo de altura a partir del cual el personaje no puede elevarse más (para que el salto con la barra espaciadora sea realista y no parezca una abducción alienígena), me encontré con el problema de que el movimiento del personaje se bloqueaba al subirse a los objetos. Pensé que era un bug de otro tipo (relacionado con el comportamiento de los <text:span text:style-name="T8">objetos rígidos y </text:span>materiales) y <text:span text:style-name="T8">por ello </text:span>me costó <text:span text:style-name="T8">encontrarlo y </text:span>corregirlo. Lo arreglé recalculando la posición Y de partida cada vez que el personaje se posa<text:span text:style-name="T9">ba</text:span> sobre una superficie (para que la nueva plataforma sea el nuevo “suelo” desde el que el personaje puede impulsarse para saltar). </text:p>
      <text:p text:style-name="P30"/>
      <text:p text:style-name="P33">Por otra parte, no se ha profundizado de forma meticulosa en la geometría de las cajas de colisiones, por lo que puede ocurrir que el personaje aparezca como “flotando” en el aire cuando hace contacto con un vértice de un objeto.</text:p>
      <text:p text:style-name="P32"/>
      <text:p text:style-name="P20"/>
      <text:p text:style-name="P20"/>
      <text:p text:style-name="P23">TUTORIAL DE INSTALACIÓN</text:p>
      <text:p text:style-name="P22"/>
      <text:p text:style-name="P34">Accedemos a<text:span text:style-name="T21">l siguiente enlace:</text:span></text:p>
      <text:p text:style-name="P34"/>
      <text:p text:style-name="P34"><text:a xlink:type="simple" xlink:href="https://minhaskamal.github.io/DownGit/#/home?url=https://github.com/CrisMtnez/ProyectoDAM/tree/master/PrUnity/WhyDidTheChickenCrossTheRoad" text:style-name="Internet_20_link" text:visited-style-name="Visited_20_Internet_20_Link">https://minhaskamal.github.io/DownGit/#/home?url=https://github.com/CrisMtnez/ProyectoDAM/tree/master/PrUnity/WhyDidTheChickenCrossTheRoad</text:a> </text:p>
      <text:p text:style-name="P34"/>
      <text:p text:style-name="P35">Y se nos descargará automáticamente un archivo comprimido con el nombre del juego (<text:span text:style-name="T26">WhyDidTheChickenCrossTheRoad.zip</text:span>). Lo descomprimimos y hacemos click en el ejecutable <text:span text:style-name="T26">WhyDidTheChickenCrossTheRoad.exe. </text:span><text:span text:style-name="T23">No podemos mover este archivo a otra carpeta pero podemos crear un shortcut pulsando en el ejecutable con el botón derecho &gt; Create Shortcut.</text:span></text:p>
      <text:p text:style-name="P35"><text:span text:style-name="T23"/></text:p>
      <text:p text:style-name="P35"><text:span text:style-name="T22">Puedes mover el shortcut a la carpeta que desees, pero recuerda que en caso de que muevas la carpeta descargada a otro directorio debes actualizar el archivo y path al que el shortcut está vinculado. Para ello vamos a botón derecho sobre el shortcut &gt; Propiedades &gt; pestaña Shortcut y escribimos en </text:span><text:span text:style-name="T16">Target</text:span><text:span text:style-name="T22"> la ruta al archivo .exe al que nos redirecciona, por ejemplo:</text:span></text:p>
      <text:p text:style-name="P51"/>
      <text:p text:style-name="P51">C:\Users\usuarioEjemplo\Desktop\WhyDidTheChickenCrossTheRoad\WhyDidTheChickenCrossTheRoad.exe</text:p>
      <text:p text:style-name="P52"/>
      <text:p text:style-name="P35"><text:span text:style-name="T22">y en </text:span><text:span text:style-name="T16">Start in</text:span><text:span text:style-name="T22"> la ruta a la carpeta donde se encuentran todos los archivos del juego, en el caso anterior:</text:span></text:p>
      <text:p text:style-name="P52"/>
      <text:p text:style-name="P51">C:\Users\usuarioEjemplo\Desktop\WhyDidTheChickenCrossTheRoad\WhyDidTheChickenCrossTheRoad.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1:07:48.050897735</meta:creation-date>
    <dc:date>2019-05-11T14:19:50.368000000</dc:date>
    <meta:editing-duration>PT51M41S</meta:editing-duration>
    <meta:editing-cycles>9</meta:editing-cycles>
    <meta:generator>LibreOffice/6.2.2.2$Windows_X86_64 LibreOffice_project/2b840030fec2aae0fd2658d8d4f9548af4e3518d</meta:generator>
    <meta:document-statistic meta:table-count="0" meta:image-count="0" meta:object-count="0" meta:page-count="4" meta:paragraph-count="68" meta:word-count="1390" meta:character-count="8712" meta:non-whitespace-character-count="7379"/>
  </office:meta>
</office:document-meta>
</file>